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font-size="12pt" style:text-underline-style="solid" style:text-underline-width="auto" style:text-underline-color="font-color" style:font-size-asian="12pt" style:font-size-complex="12pt"/>
    </style:style>
    <style:style style:name="P3" style:family="paragraph" style:parent-style-name="Standard" style:master-page-name="Standard">
      <style:paragraph-properties fo:margin-top="0.1665in" fo:margin-bottom="0.1665in" loext:contextual-spacing="false" fo:line-height="100%" style:page-number="1"/>
    </style:style>
    <style:style style:name="P4"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5" style:family="paragraph" style:parent-style-name="Standard">
      <style:paragraph-properties fo:margin-left="0.5in" fo:margin-right="0in" fo:margin-top="0.1665in" fo:margin-bottom="0.1665in" loext:contextual-spacing="false" fo:line-height="100%" fo:text-indent="0in" style:auto-text-indent="false"/>
    </style:style>
    <style:style style:name="P6" style:family="paragraph" style:parent-style-name="Standard">
      <style:paragraph-properties fo:margin-left="0in" fo:margin-right="0in" fo:margin-top="0.1665in" fo:margin-bottom="0.1665in" loext:contextual-spacing="false" fo:line-height="100%" fo:text-indent="0in" style:auto-text-indent="false"/>
    </style:style>
    <style:style style:name="P7" style:family="paragraph" style:parent-style-name="Standard">
      <style:paragraph-properties fo:margin-top="0in" fo:margin-bottom="0.1665in" loext:contextual-spacing="false" fo:line-height="100%"/>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color="#cd232c"/>
    </style:style>
    <style:style style:name="T5" style:family="text">
      <style:text-properties fo:color="#808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ealth and Nutrition Examination Survey</text:span></text:p>
      <text:p text:style-name="P2"/>
      <text:list xml:id="list1065875564" text:style-name="WWNum1">
        <text:list-item>
          <text:p text:style-name="P4"><text:span text:style-name="T2">What is the problem you want to solve?</text:span></text:p>
        </text:list-item>
      </text:list>
      <text:p text:style-name="P1">Hypothesis: <text:s/></text:p>
      <text:p text:style-name="P1">Factors from daily living are related to the diagnosis of asthma. <text:s/></text:p>
      <text:p text:style-name="P1">Factors from daily living are related to the diagnosis of arthritis. <text:s/></text:p>
      <text:p text:style-name="P1">Factors from daily living are related to the diagnosis of nasal congestion from allergies.</text:p>
      <text:p text:style-name="P1">A person’s height-weight proportion at age 25 can predict future health conditions.</text:p>
      <text:p text:style-name="P1"/>
      <text:list xml:id="list142157560253297" text:continue-numbering="true" text:style-name="WWNum1">
        <text:list-item>
          <text:p text:style-name="P4"><text:span text:style-name="T2">Who is your client and why do they care about this problem? In other words, what will your client do or decide based on your analysis that they wouldn’t have done otherwise?</text:span></text:p>
        </text:list-item>
      </text:list>
      <text:p text:style-name="P5"><text:span text:style-name="T2"><text:line-break/></text:span>The clientele would range. <text:s/>It could be the everyday consumer and family member who wants to better their life, and extend it to professionals. <text:s/>A dietician may use these results to discuss the potential effects of dairy milk on particular medical conditions. <text:s/>A fitness or medical professional would find value in having this data to speak to how exercise and physical being can relate to conditions. <text:s/>There is a section that touches on chemical use for pesticides around the home that could get consumers thinking about what products they expose their dwelling to and those living in it. <text:s/>It may lead to a person wanting to do more research on conditions they suffer from, which could be alleviated. </text:p>
      <text:p text:style-name="P5"/>
      <text:list xml:id="list142156664325643" text:continue-numbering="true" text:style-name="WWNum1">
        <text:list-item>
          <text:p text:style-name="P4"><text:span text:style-name="T2">What data are you using? How will you acquire the data?</text:span></text:p>
        </text:list-item>
      </text:list>
      <text:p text:style-name="P6"><text:a xlink:type="simple" xlink:href="https://www.kaggle.com/cdc/national-health-and-nutrition-examination-survey#questionnaire.csv" text:style-name="ListLabel_20_10" text:visited-style-name="ListLabel_20_10"><text:span text:style-name="T3">https://www.kaggle.com/cdc/national-health-and-nutrition-examination-survey#questionnaire.csv</text:span></text:a></text:p>
      <text:p text:style-name="P6"><text:a xlink:type="simple" xlink:href="https://www.kaggle.com/cdc/national-health-and-nutrition-examination-survey#demographic.csv" text:style-name="ListLabel_20_10" text:visited-style-name="ListLabel_20_10"><text:span text:style-name="T3">https://www.kaggle.com/cdc/national-health-and-nutrition-examination-survey#demographic.csv</text:span></text:a></text:p>
      <text:p text:style-name="P6"/>
      <text:p text:style-name="P7">MCQ160a Has a doctor or other health professional ever told had <text:span text:style-name="T4">arthritis</text:span> ?</text:p>
      <text:p text:style-name="P7">MCQ010 Has a doctor or other health professional ever told have <text:span text:style-name="T4">asthma</text:span>?</text:p>
      <text:p text:style-name="P7">CSQ204 <text:s/>During past 12 months,any of the following.. frequent nasal congestion from <text:span text:style-name="T4">allergies</text:span>?</text:p>
      <text:p text:style-name="P7">LBXPLTSI <text:s text:c="2"/><text:span text:style-name="T4">Platelet count</text:span> (1000 cells/uL)</text:p>
      <text:p text:style-name="P7">LBXSCK <text:s/>Creatine Phosphokinase(<text:span text:style-name="T4">CPK</text:span>) (IU/L)</text:p>
      <text:p text:style-name="P7">PUQ100 In the past 7 days, were any <text:span text:style-name="T4">chemical products used in home</text:span> to control fleas, roaches, ants, termites, or other insects?</text:p>
      <text:p text:style-name="P7">PUQ110 In the past 7 days, were any <text:span text:style-name="T4">chemical products used in lawn or garden</text:span> to kill weeds?</text:p>
      <text:p text:style-name="P7">DBQ229 The next question is about regular milk use. A regular milk drinker is someone who uses any type of <text:span text:style-name="T4">milk at least 5 times a week</text:span>. Using this definition, which statement best describes {you/SP}?...</text:p>
      <text:p text:style-name="P7">DBQ235B Now, I'm going to ask you how often {you/SP} <text:span text:style-name="T4">drank milk </text:span>at different times in {your/his/her} life. How often did {you/SP} drink any type of milk, including milk added to cereal when {you were/s/he was} a teenager between the ages of <text:span text:style-name="T4">13 and 17 years old?</text:span> Would you say...</text:p>
      <text:p text:style-name="P7"><text:soft-page-break/>DBQ235C Now, I'm going to ask you how often {you/SP} <text:span text:style-name="T4">drank milk</text:span> at different times in {your/his/her} life. How often did {you/SP} drink any type of milk, including milk added to cereal when {you were/s/he was} a young adult between the ages of <text:span text:style-name="T4">18 and 35 years</text:span> old? Would you say…</text:p>
      <text:p text:style-name="P7">'DRABF' : <text:span text:style-name="T4">'Breast_fed'</text:span></text:p>
      <text:p text:style-name="P7">PAQ677 On how many of the past 7 days, exercise or participate in <text:span text:style-name="T4">physical activity for at least 20 minutes</text:span> that made sweat and breathe hard, such as basketball, soccer, running, swimming laps, fast bicycling, fast dancing, or similar activities?<text:span text:style-name="T4"> </text:span><text:span text:style-name="T5">this one would need to be converted to yes and no, if days equal &gt;=3</text:span></text:p>
      <text:p text:style-name="P7">PAQ678 On how many of the past 7 days did {you/SP} do exercises t<text:span text:style-name="T4">o strengthen or tone </text:span>{your/his/her} muscles, such as push-ups, sit-ups, or weight lifting? <text:s/><text:span text:style-name="T5">this one would need to be converted to yes and no, if days equal &gt;=3</text:span></text:p>
      <text:p text:style-name="P7">PAQ706 During the past 7 days, on how many days {were you/was SP} physically active for a total of <text:span text:style-name="T4">at least 60 minutes</text:span> per day? Add up all the time {you/he/she} spent in any kind of physical activity that increased {your/his/her} heart rate and made {you/him/her} breathe hard some of the time. <text:s/><text:span text:style-name="T5">this one would need to be converted to yes and no, if days equal &gt;=3</text:span></text:p>
      <text:p text:style-name="P7">WHD120 How much did {you/SP} <text:span text:style-name="T4">weigh at age 25</text:span>? [If you don't know {your/his/her} exact weight, please make your best guess.]</text:p>
      <text:p text:style-name="P7">WHD130 How <text:span text:style-name="T4">tall at age 25</text:span>? [If you don't know {your/his/her} exact height, please make your best guess.]</text:p>
      <text:p text:style-name="P7">Feature Generation a new column showing the proportion of WHD120:WHD130 column. <text:s/>BMI perhaps?</text:p>
      <text:p text:style-name="P1"/>
      <text:list xml:id="list142156230248776" text:continue-numbering="true" text:style-name="WWNum1">
        <text:list-item>
          <text:p text:style-name="P4"><text:span text:style-name="T2">Briefly outline how you’ll solve this problem. Your approach may change later, but this is a good first step to get you thinking about a method and solution.</text:span></text:p>
        </text:list-item>
      </text:list>
      <text:p text:style-name="P5">A dataset will be created that contains user sequence ID, combining results from the questionnaire.csv and the demographic.csv. <text:s/>Columns to include are listed above from the questionnaire. <text:s/>It is possible all 47 columns will be included from the demographics. <text:s/></text:p>
      <text:p text:style-name="P5">The study will look at individuals with each condition; asthma, arthritis, and allergy nasal congestion. <text:s/></text:p>
      <text:p text:style-name="P5">There can be connections with that alone based on demographics; <text:s/>age, country of birth, race, gender. <text:s/></text:p>
      <text:p text:style-name="P5">The study will look for correlations or predictors from the questionnaire data used and each condition. </text:p>
      <text:p text:style-name="P1"><text:span text:style-name="T2">What are your deliverables? Typically, this includes code, a paper, or a slide deck.<text:line-break/></text:span>Models to represent connections. <text:s/>Slide dec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5" meta:word-count="804" meta:character-count="4929" meta:non-whitespace-character-count="4131"/>
    <meta:generator>LibreOfficeDev/6.0.5.2$Linux_X86_64 LibreOffice_project/</meta:generator>
  </office:meta>
</office:document-meta>
</file>